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8672" calcext:value-type="float">
            <text:p>44.2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199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199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199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198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198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5072" calcext:value-type="float">
            <text:p>34.48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197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197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197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197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197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197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0345091344602</text:p>
          </table:table-cell>
          <table:table-cell office:value-type="string" calcext:value-type="string">
            <text:p>197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